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8bc81"/>
    </style:style>
    <style:style style:name="P15" style:family="paragraph" style:parent-style-name="Standard">
      <style:text-properties officeooo:paragraph-rsid="002dd124"/>
    </style:style>
    <style:style style:name="P16" style:family="paragraph" style:parent-style-name="Standard">
      <style:text-properties officeooo:paragraph-rsid="002dddde"/>
    </style:style>
    <style:style style:name="P17" style:family="paragraph" style:parent-style-name="Standard">
      <style:text-properties officeooo:paragraph-rsid="002ef771"/>
    </style:style>
    <style:style style:name="P18" style:family="paragraph" style:parent-style-name="Standard">
      <style:text-properties officeooo:paragraph-rsid="0031046c"/>
    </style:style>
    <style:style style:name="P19" style:family="paragraph" style:parent-style-name="Standard">
      <style:text-properties officeooo:paragraph-rsid="0033ffa4"/>
    </style:style>
    <style:style style:name="P20" style:family="paragraph" style:parent-style-name="Standard">
      <style:text-properties officeooo:paragraph-rsid="0035b4e8"/>
    </style:style>
    <style:style style:name="P21" style:family="paragraph" style:parent-style-name="Standard">
      <style:text-properties officeooo:paragraph-rsid="0035d4fb"/>
    </style:style>
    <style:style style:name="P22" style:family="paragraph" style:parent-style-name="Standard">
      <style:text-properties officeooo:paragraph-rsid="00378dd3"/>
    </style:style>
    <style:style style:name="P23" style:family="paragraph" style:parent-style-name="Standard">
      <style:text-properties officeooo:paragraph-rsid="00398e8c"/>
    </style:style>
    <style:style style:name="P24" style:family="paragraph" style:parent-style-name="Standard">
      <style:text-properties officeooo:paragraph-rsid="003b6ede"/>
    </style:style>
    <style:style style:name="P25" style:family="paragraph" style:parent-style-name="Standard">
      <style:text-properties officeooo:paragraph-rsid="003dd3cd"/>
    </style:style>
    <style:style style:name="P26" style:family="paragraph" style:parent-style-name="Standard">
      <style:text-properties style:font-name="Liberation Serif" fo:font-weight="normal" officeooo:paragraph-rsid="00367648" style:font-weight-asian="normal" style:font-weight-complex="normal"/>
    </style:style>
    <style:style style:name="P27" style:family="paragraph" style:parent-style-name="Standard">
      <style:text-properties style:font-name="Liberation Serif" fo:font-size="12pt" fo:font-weight="normal" officeooo:paragraph-rsid="00367648" style:font-size-asian="12pt" style:font-weight-asian="normal" style:font-size-complex="12pt" style:font-weight-complex="normal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3ffa4"/>
    </style:style>
    <style:style style:name="T31" style:family="text">
      <style:text-properties fo:language="uk" fo:country="UA" officeooo:rsid="0035b4e8"/>
    </style:style>
    <style:style style:name="T32" style:family="text">
      <style:text-properties fo:language="uk" fo:country="UA" officeooo:rsid="0035d4fb"/>
    </style:style>
    <style:style style:name="T33" style:family="text">
      <style:text-properties fo:language="uk" fo:country="UA" officeooo:rsid="003cbb9a"/>
    </style:style>
    <style:style style:name="T34" style:family="text">
      <style:text-properties fo:language="uk" fo:country="UA" officeooo:rsid="003dd3cd"/>
    </style:style>
    <style:style style:name="T35" style:family="text">
      <style:text-properties fo:language="uk" fo:country="UA" officeooo:rsid="003fd303"/>
    </style:style>
    <style:style style:name="T36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8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9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40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41" style:family="text">
      <style:text-properties fo:font-variant="normal" fo:text-transform="none" fo:color="#202122" loext:opacity="100%" fo:letter-spacing="normal" fo:language="uk" fo:country="UA" fo:font-style="normal" officeooo:rsid="0023a51d"/>
    </style:style>
    <style:style style:name="T42" style:family="text">
      <style:text-properties fo:font-variant="normal" fo:text-transform="none" fo:color="#202122" loext:opacity="100%" fo:letter-spacing="normal" fo:language="uk" fo:country="UA" fo:font-style="normal" officeooo:rsid="00351f53"/>
    </style:style>
    <style:style style:name="T43" style:family="text">
      <style:text-properties fo:font-variant="normal" fo:text-transform="none" fo:color="#202122" loext:opacity="100%" fo:letter-spacing="normal" fo:language="uk" fo:country="UA" fo:font-style="normal" officeooo:rsid="002a255b"/>
    </style:style>
    <style:style style:name="T44" style:family="text">
      <style:text-properties fo:font-variant="normal" fo:text-transform="none" fo:color="#202122" loext:opacity="100%" fo:letter-spacing="normal" fo:language="uk" fo:country="UA" fo:font-style="normal" officeooo:rsid="0044988c"/>
    </style:style>
    <style:style style:name="T45" style:family="text">
      <style:text-properties fo:font-variant="normal" fo:text-transform="none" fo:color="#202122" loext:opacity="100%" fo:letter-spacing="normal" fo:language="uk" fo:country="UA" fo:font-style="normal" officeooo:rsid="003fbeb2"/>
    </style:style>
    <style:style style:name="T46" style:family="text">
      <style:text-properties fo:font-variant="normal" fo:text-transform="none" fo:color="#202122" loext:opacity="100%" fo:letter-spacing="normal" fo:language="uk" fo:country="UA" fo:font-style="normal" officeooo:rsid="00367648"/>
    </style:style>
    <style:style style:name="T47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8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9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50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5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5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fbeb2"/>
    </style:style>
    <style:style style:name="T53" style:family="text">
      <style:text-properties fo:font-variant="normal" fo:text-transform="none" fo:color="#202122" loext:opacity="100%" style:font-name="Linux Libertine" fo:letter-spacing="normal" fo:language="uk" fo:country="UA" fo:font-style="normal" officeooo:rsid="00351f53"/>
    </style:style>
    <style:style style:name="T54" style:family="text">
      <style:text-properties fo:font-variant="normal" fo:text-transform="none" fo:color="#202122" loext:opacity="100%" style:font-name="Linux Libertine" fo:letter-spacing="normal" fo:language="uk" fo:country="UA" fo:font-style="normal" officeooo:rsid="002a255b"/>
    </style:style>
    <style:style style:name="T55" style:family="text">
      <style:text-properties fo:font-variant="normal" fo:text-transform="none" fo:color="#202122" loext:opacity="100%" style:font-name="Linux Libertine" fo:letter-spacing="normal" fo:language="uk" fo:country="UA" fo:font-style="normal" officeooo:rsid="0044988c"/>
    </style:style>
    <style:style style:name="T56" style:family="text">
      <style:text-properties fo:font-variant="normal" fo:text-transform="none" fo:color="#202122" loext:opacity="100%" style:font-name="Linux Libertine" fo:letter-spacing="normal" fo:language="uk" fo:country="UA" fo:font-style="normal" officeooo:rsid="003fbeb2"/>
    </style:style>
    <style:style style:name="T57" style:family="text">
      <style:text-properties fo:font-variant="normal" fo:text-transform="none" fo:color="#202122" loext:opacity="100%" style:font-name="Linux Libertine" fo:letter-spacing="normal" fo:language="uk" fo:country="UA" fo:font-style="normal" officeooo:rsid="00367648"/>
    </style:style>
    <style:style style:name="T58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59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60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61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63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64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65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66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67" style:family="text">
      <style:text-properties style:font-name="Liberation Serif" fo:language="uk" fo:country="UA" officeooo:rsid="0023ec13"/>
    </style:style>
    <style:style style:name="T68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4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2"><text:span text:style-name="T8">Jet Squelcher — </text:span><text:span text:style-name="T33">Струмотиск</text:span></text:p>
      <text:p text:style-name="P12"><text:span text:style-name="T19">Aerospray MG — </text:span><text:span text:style-name="T21">Аероспрей</text:span></text:p>
      <text:p text:style-name="P13"><text:span text:style-name="T21">Aerospray PG </text:span><text:span text:style-name="T19">—</text:span><text:span text:style-name="T21"> Аероспрей PG</text:span></text:p>
      <text:p text:style-name="P19"><text:span text:style-name="T65">.52 Gal</text:span><text:span text:style-name="T61"> </text:span><text:span text:style-name="T67"> </text:span><text:span text:style-name="T68">—</text:span><text:span text:style-name="T21"> </text:span><text:span text:style-name="T30">.52 Ґал</text:span></text:p>
      <text:p text:style-name="P20"><text:span text:style-name="T65">.</text:span><text:span text:style-name="T66">96</text:span><text:span text:style-name="T65"> Gal</text:span><text:span text:style-name="T61"> </text:span><text:span text:style-name="T67"> </text:span><text:span text:style-name="T68">—</text:span><text:span text:style-name="T21"> </text:span><text:span text:style-name="T30">.</text:span><text:span text:style-name="T31">96</text:span><text:span text:style-name="T30"> Ґал</text:span></text:p>
      <text:p text:style-name="P21"><text:span text:style-name="T30">Squeezer </text:span><text:span text:style-name="T68">—</text:span><text:span text:style-name="T21"> </text:span><text:span text:style-name="T32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6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4"><text:span text:style-name="T20">Inkbrush </text:span><text:span text:style-name="T9">—</text:span><text:span text:style-name="T20"> </text:span><text:span text:style-name="T24">Пензлик</text:span></text:p>
      <text:p text:style-name="P15"><text:span text:style-name="T24">Octobrush </text:span><text:span text:style-name="T9">—</text:span><text:span text:style-name="T24"> </text:span><text:span text:style-name="T26">Восьмипензлик</text:span></text:p>
      <text:p text:style-name="P14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23"><text:span text:style-name="T9">Undercover Brella </text:span><text:span text:style-name="T8">—</text:span><text:span text:style-name="T9"> Шпигунська парасолька</text:span></text:p>
      <text:p text:style-name="P4"><text:span text:style-name="T9"/></text:p>
      <text:p text:style-name="P4"><text:span text:style-name="T9">Dualie Squelchers — </text:span><text:span text:style-name="T16">Подвійний </text:span><text:span text:style-name="T33">Струмотиск</text:span></text:p>
      <text:p text:style-name="P4"><text:span text:style-name="T33">Dark Tetra Dualies - </text:span><text:span text:style-name="T34">Тем</text:span><text:span text:style-name="T33">ні Тетра-двійники</text:span></text:p>
      <text:p text:style-name="P25"><text:span text:style-name="T33">Light Tetra Dualies — </text:span><text:span text:style-name="T34">Світлі </text:span><text:span text:style-name="T33">Тетра-двійники</text:span></text:p>
      <text:p text:style-name="P24"><text:span text:style-name="T16">Splat Dualies </text:span><text:span text:style-name="T9">— Двійники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3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1"><text:span text:style-name="T20">Rapid Blaster Pro </text:span><text:span text:style-name="T15">— </text:span><text:span text:style-name="T20">Турбобластер ПРО</text:span></text:p>
      <text:p text:style-name="P11"><text:span text:style-name="T20">Clash Blaster — </text:span><text:span text:style-name="T22">Бум</text:span><text:span text:style-name="T23"> Б</text:span><text:span text:style-name="T22">ластер</text:span></text:p>
      <text:p text:style-name="P11"><text:span text:style-name="T22">H-3 Nozzlenose — </text:span><text:span text:style-name="T27">В-3 Афалінос </text:span><text:span text:style-name="T35">(від А</text:span><text:span text:style-name="T64">фаліна)</text:span></text:p>
      <text:p text:style-name="P17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7"><text:span text:style-name="T28">L-3 Nozzlenose </text:span><text:span text:style-name="T22">—</text:span><text:span text:style-name="T28"> М</text:span><text:span text:style-name="T27">-3 Афалінос</text:span></text:p>
      <text:p text:style-name="P17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18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oft-page-break/><text:span text:style-name="T17">Classic Squiffer — </text:span><text:span text:style-name="T18">Сепаратор </text:span><text:span text:style-name="T36">α</text:span></text:p>
      <text:p text:style-name="P6"><text:span text:style-name="T18">Fresh Squiffer </text:span><text:span text:style-name="T17">—</text:span><text:span text:style-name="T18"> Сепаратор </text:span><text:span text:style-name="T36">γ</text:span></text:p>
      <text:p text:style-name="P6"><text:span text:style-name="T18">New Squiffer </text:span><text:span text:style-name="T17">—</text:span><text:span text:style-name="T18"> Сепаратор </text:span><text:span text:style-name="T36">β</text:span></text:p>
      <text:p text:style-name="P7"><text:span text:style-name="T37">Splat Charger — </text:span><text:span text:style-name="T38">Плеск Нагнітач</text:span></text:p>
      <text:p text:style-name="P7"><text:span text:style-name="T38">Bamboozler 14 Mk I — </text:span><text:span text:style-name="T39">Бамбумк 14-</text:span><text:span text:style-name="T47">I</text:span></text:p>
      <text:p text:style-name="P8"><text:span text:style-name="T38">Bamboozler 14 Mk I</text:span><text:span text:style-name="T47">I </text:span><text:span text:style-name="T38">— </text:span><text:span text:style-name="T39">Бамбумк 14-</text:span><text:span text:style-name="T47">II</text:span></text:p>
      <text:p text:style-name="P8"><text:span text:style-name="T38">Bamboozler 14 Mk I</text:span><text:span text:style-name="T47">II </text:span><text:span text:style-name="T38">— </text:span><text:span text:style-name="T39">Бамбумк 14-</text:span><text:span text:style-name="T47">III</text:span></text:p>
      <text:p text:style-name="P9"><text:span text:style-name="T47">E-liter 4K </text:span><text:span text:style-name="T38">— </text:span><text:span text:style-name="T47"><text:s/>Е-літр 4К</text:span></text:p>
      <text:p text:style-name="P22"><text:span text:style-name="T63">E-liter 4K Scope </text:span><text:span text:style-name="T62">— </text:span><text:span text:style-name="T63"><text:s/>Снайп</text:span><text:span text:style-name="T62">-</text:span><text:span text:style-name="T63">Е-літр 4К </text:span></text:p>
      <text:p text:style-name="P8"><text:span text:style-name="T47"/></text:p>
      <text:p text:style-name="P10"><text:span text:style-name="T58">Hydra Splatling </text:span><text:span text:style-name="T59">—</text:span><text:span text:style-name="T58"> </text:span><text:span text:style-name="T60">Гідра</text:span></text:p>
      <text:p text:style-name="P26"><text:span text:style-name="T42">Splatling <text:s/></text:span><text:span text:style-name="T43">— </text:span><text:span text:style-name="T44">Ротор</text:span></text:p>
      <text:p text:style-name="P26"><text:span text:style-name="T44">Mini Splatling — </text:span><text:span text:style-name="T45">Ротор Міні</text:span></text:p>
      <text:p text:style-name="P27"><text:span text:style-name="T41">Heavy Splatling </text:span><text:span text:style-name="T43">— </text:span><text:span text:style-name="T44">Ротор </text:span><text:span text:style-name="T46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10-23T16:00:15.174000000</dc:date>
    <meta:editing-duration>PT11H51M34S</meta:editing-duration>
    <meta:editing-cycles>3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6" meta:word-count="199" meta:character-count="1528" meta:non-whitespace-character-count="1320"/>
  </office:meta>
</office:document-meta>
</file>